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T-820">
            <text:p>T-820</text:p>
          </table:table-cell>
          <table:table-cell office:value-type="float" office:value="51.6">
            <text:p>51.6</text:p>
          </table:table-cell>
          <table:table-cell office:value-type="float" office:value="-55.53">
            <text:p>-55.53</text:p>
          </table:table-cell>
          <table:table-cell office:value-type="float" office:value="5285.0">
            <text:p>5285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1">
            <text:p>5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I-3788">
            <text:p>I-3788</text:p>
          </table:table-cell>
          <table:table-cell office:value-type="float" office:value="50.71">
            <text:p>50.71</text:p>
          </table:table-cell>
          <table:table-cell office:value-type="float" office:value="-57.36">
            <text:p>-57.36</text:p>
          </table:table-cell>
          <table:table-cell office:value-type="float" office:value="4290.0">
            <text:p>429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Tuck1971,VacchiEtal2018">
            <text:p>Tuck1971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I-4678">
            <text:p>I-4678</text:p>
          </table:table-cell>
          <table:table-cell office:value-type="float" office:value="50.71">
            <text:p>50.71</text:p>
          </table:table-cell>
          <table:table-cell office:value-type="float" office:value="-57.36">
            <text:p>-57.36</text:p>
          </table:table-cell>
          <table:table-cell office:value-type="float" office:value="3930.0">
            <text:p>3930.0</text:p>
          </table:table-cell>
          <table:table-cell office:value-type="float" office:value="130.0">
            <text:p>130.0</text:p>
          </table:table-cell>
          <table:table-cell office:value-type="string" office:value="human bone">
            <text:p>human bon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Tuck1971,VacchiEtal2018">
            <text:p>Tuck1971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3328">
            <text:p>GSC-3328</text:p>
          </table:table-cell>
          <table:table-cell office:value-type="float" office:value="51.13">
            <text:p>51.13</text:p>
          </table:table-cell>
          <table:table-cell office:value-type="float" office:value="-55.98">
            <text:p>-55.98</text:p>
          </table:table-cell>
          <table:table-cell office:value-type="float" office:value="10000.0">
            <text:p>1000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48.4">
            <text:p>48.4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I-8365">
            <text:p>I-8365</text:p>
          </table:table-cell>
          <table:table-cell office:value-type="float" office:value="51.47">
            <text:p>51.47</text:p>
          </table:table-cell>
          <table:table-cell office:value-type="float" office:value="-57.49">
            <text:p>-57.49</text:p>
          </table:table-cell>
          <table:table-cell office:value-type="float" office:value="7220.0">
            <text:p>7220.0</text:p>
          </table:table-cell>
          <table:table-cell office:value-type="float" office:value="120.0">
            <text:p>120.0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3.6">
            <text:p>3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TO-10947">
            <text:p>TO-10947</text:p>
          </table:table-cell>
          <table:table-cell office:value-type="float" office:value="50.65">
            <text:p>50.65</text:p>
          </table:table-cell>
          <table:table-cell office:value-type="float" office:value="-57.29">
            <text:p>-57.29</text:p>
          </table:table-cell>
          <table:table-cell office:value-type="float" office:value="9100.0">
            <text:p>9100.0</text:p>
          </table:table-cell>
          <table:table-cell office:value-type="float" office:value="94.0">
            <text:p>94.0</text:p>
          </table:table-cell>
          <table:table-cell office:value-type="string" office:value="balanus crenatus">
            <text:p>balanus crenatu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38.6">
            <text:p>38.6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2088">
            <text:p>GSC-2088</text:p>
          </table:table-cell>
          <table:table-cell office:value-type="float" office:value="51.6">
            <text:p>51.6</text:p>
          </table:table-cell>
          <table:table-cell office:value-type="float" office:value="-55.54">
            <text:p>-55.54</text:p>
          </table:table-cell>
          <table:table-cell office:value-type="float" office:value="1470.0">
            <text:p>1470.0</text:p>
          </table:table-cell>
          <table:table-cell office:value-type="float" office:value="30.0">
            <text:p>3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6">
            <text:p>2.6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2136">
            <text:p>GSC-2136</text:p>
          </table:table-cell>
          <table:table-cell office:value-type="float" office:value="51.6">
            <text:p>51.6</text:p>
          </table:table-cell>
          <table:table-cell office:value-type="float" office:value="-55.54">
            <text:p>-55.54</text:p>
          </table:table-cell>
          <table:table-cell office:value-type="float" office:value="1330.0">
            <text:p>1330.0</text:p>
          </table:table-cell>
          <table:table-cell office:value-type="float" office:value="58.0">
            <text:p>58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4577">
            <text:p>GSC-4577</text:p>
          </table:table-cell>
          <table:table-cell office:value-type="float" office:value="50.77">
            <text:p>50.77</text:p>
          </table:table-cell>
          <table:table-cell office:value-type="float" office:value="-55.53">
            <text:p>-55.53</text:p>
          </table:table-cell>
          <table:table-cell office:value-type="float" office:value="9870.0">
            <text:p>9870.0</text:p>
          </table:table-cell>
          <table:table-cell office:value-type="float" office:value="85.0">
            <text:p>8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4.0">
            <text:p>104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cNeelyMcCuaig1991,VacchiEtal2018">
            <text:p>McNeelyMcCuaig1991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32598">
            <text:p>BETA-32598</text:p>
          </table:table-cell>
          <table:table-cell office:value-type="float" office:value="50.75">
            <text:p>50.75</text:p>
          </table:table-cell>
          <table:table-cell office:value-type="float" office:value="-57.13">
            <text:p>-57.13</text:p>
          </table:table-cell>
          <table:table-cell office:value-type="float" office:value="7810.0">
            <text:p>781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5.0">
            <text:p>55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4538">
            <text:p>GSC-4538</text:p>
          </table:table-cell>
          <table:table-cell office:value-type="float" office:value="50.45">
            <text:p>50.45</text:p>
          </table:table-cell>
          <table:table-cell office:value-type="float" office:value="-57.41">
            <text:p>-57.41</text:p>
          </table:table-cell>
          <table:table-cell office:value-type="float" office:value="12000.0">
            <text:p>1200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81.6">
            <text:p>81.6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SI-3137">
            <text:p>SI-3137</text:p>
          </table:table-cell>
          <table:table-cell office:value-type="float" office:value="51.5">
            <text:p>51.5</text:p>
          </table:table-cell>
          <table:table-cell office:value-type="float" office:value="-57.31">
            <text:p>-57.31</text:p>
          </table:table-cell>
          <table:table-cell office:value-type="float" office:value="9820.0">
            <text:p>9820.0</text:p>
          </table:table-cell>
          <table:table-cell office:value-type="float" office:value="110.0">
            <text:p>110.0</text:p>
          </table:table-cell>
          <table:table-cell office:value-type="string" office:value="gyttjia">
            <text:p>gyttji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8.0">
            <text:p>98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49754">
            <text:p>BETA-49754</text:p>
          </table:table-cell>
          <table:table-cell office:value-type="float" office:value="50.7">
            <text:p>50.7</text:p>
          </table:table-cell>
          <table:table-cell office:value-type="float" office:value="-57.35">
            <text:p>-57.35</text:p>
          </table:table-cell>
          <table:table-cell office:value-type="float" office:value="1420.0">
            <text:p>142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4">
            <text:p>2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TO-8518">
            <text:p>TO-8518</text:p>
          </table:table-cell>
          <table:table-cell office:value-type="float" office:value="50.7">
            <text:p>50.7</text:p>
          </table:table-cell>
          <table:table-cell office:value-type="float" office:value="-57.32">
            <text:p>-57.32</text:p>
          </table:table-cell>
          <table:table-cell office:value-type="float" office:value="4670.0">
            <text:p>4670.0</text:p>
          </table:table-cell>
          <table:table-cell office:value-type="float" office:value="120.0">
            <text:p>120.0</text:p>
          </table:table-cell>
          <table:table-cell office:value-type="string" office:value="stem">
            <text:p>ste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TO-8522">
            <text:p>TO-8522</text:p>
          </table:table-cell>
          <table:table-cell office:value-type="float" office:value="50.7">
            <text:p>50.7</text:p>
          </table:table-cell>
          <table:table-cell office:value-type="float" office:value="-57.32">
            <text:p>-57.32</text:p>
          </table:table-cell>
          <table:table-cell office:value-type="float" office:value="970.0">
            <text:p>970.0</text:p>
          </table:table-cell>
          <table:table-cell office:value-type="float" office:value="120.0">
            <text:p>120.0</text:p>
          </table:table-cell>
          <table:table-cell office:value-type="string" office:value="stem">
            <text:p>ste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6">
            <text:p>5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107797">
            <text:p>BETA-107797</text:p>
          </table:table-cell>
          <table:table-cell office:value-type="float" office:value="50.72">
            <text:p>50.72</text:p>
          </table:table-cell>
          <table:table-cell office:value-type="float" office:value="-57.39">
            <text:p>-57.39</text:p>
          </table:table-cell>
          <table:table-cell office:value-type="float" office:value="1740.0">
            <text:p>1740.0</text:p>
          </table:table-cell>
          <table:table-cell office:value-type="float" office:value="94.0">
            <text:p>94.0</text:p>
          </table:table-cell>
          <table:table-cell office:value-type="string" office:value="nucella lapillus">
            <text:p>nucella lapillu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2071">
            <text:p>GSC-2071</text:p>
          </table:table-cell>
          <table:table-cell office:value-type="float" office:value="51.6">
            <text:p>51.6</text:p>
          </table:table-cell>
          <table:table-cell office:value-type="float" office:value="-55.54">
            <text:p>-55.54</text:p>
          </table:table-cell>
          <table:table-cell office:value-type="float" office:value="1780.0">
            <text:p>1780.0</text:p>
          </table:table-cell>
          <table:table-cell office:value-type="float" office:value="140.0">
            <text:p>140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7">
            <text:p>2.7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115782">
            <text:p>BETA-115782</text:p>
          </table:table-cell>
          <table:table-cell office:value-type="float" office:value="50.72">
            <text:p>50.72</text:p>
          </table:table-cell>
          <table:table-cell office:value-type="float" office:value="-57.37">
            <text:p>-57.37</text:p>
          </table:table-cell>
          <table:table-cell office:value-type="float" office:value="5100.0">
            <text:p>5100.0</text:p>
          </table:table-cell>
          <table:table-cell office:value-type="float" office:value="50.0">
            <text:p>50.0</text:p>
          </table:table-cell>
          <table:table-cell office:value-type="string" office:value="conifer bark">
            <text:p>conifer bar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2055">
            <text:p>GSC-2055</text:p>
          </table:table-cell>
          <table:table-cell office:value-type="float" office:value="51.6">
            <text:p>51.6</text:p>
          </table:table-cell>
          <table:table-cell office:value-type="float" office:value="-55.54">
            <text:p>-55.54</text:p>
          </table:table-cell>
          <table:table-cell office:value-type="float" office:value="1555.0">
            <text:p>1555.0</text:p>
          </table:table-cell>
          <table:table-cell office:value-type="float" office:value="50.0">
            <text:p>50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6">
            <text:p>2.6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987">
            <text:p>GSC-1987</text:p>
          </table:table-cell>
          <table:table-cell office:value-type="float" office:value="51.6">
            <text:p>51.6</text:p>
          </table:table-cell>
          <table:table-cell office:value-type="float" office:value="-55.54">
            <text:p>-55.54</text:p>
          </table:table-cell>
          <table:table-cell office:value-type="float" office:value="2890.0">
            <text:p>2890.0</text:p>
          </table:table-cell>
          <table:table-cell office:value-type="float" office:value="58.0">
            <text:p>58.0</text:p>
          </table:table-cell>
          <table:table-cell office:value-type="string" office:value="wooden artifact">
            <text:p>wooden artifac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2040">
            <text:p>GSC-2040</text:p>
          </table:table-cell>
          <table:table-cell office:value-type="float" office:value="51.61">
            <text:p>51.61</text:p>
          </table:table-cell>
          <table:table-cell office:value-type="float" office:value="-55.89">
            <text:p>-55.89</text:p>
          </table:table-cell>
          <table:table-cell office:value-type="float" office:value="3810.0">
            <text:p>3810.0</text:p>
          </table:table-cell>
          <table:table-cell office:value-type="float" office:value="110.0">
            <text:p>11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0.0">
            <text:p/>
          </table:table-cell>
          <table:table-cell office:value-type="float" office:value="5.2">
            <text:p>5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470">
            <text:p>GSC-1470</text:p>
          </table:table-cell>
          <table:table-cell office:value-type="float" office:value="51.18">
            <text:p>51.18</text:p>
          </table:table-cell>
          <table:table-cell office:value-type="float" office:value="-56.04">
            <text:p>-56.04</text:p>
          </table:table-cell>
          <table:table-cell office:value-type="float" office:value="8590.0">
            <text:p>8590.0</text:p>
          </table:table-cell>
          <table:table-cell office:value-type="float" office:value="75.0">
            <text:p>7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T-324">
            <text:p>T-324</text:p>
          </table:table-cell>
          <table:table-cell office:value-type="float" office:value="51.6">
            <text:p>51.6</text:p>
          </table:table-cell>
          <table:table-cell office:value-type="float" office:value="-55.54">
            <text:p>-55.54</text:p>
          </table:table-cell>
          <table:table-cell office:value-type="float" office:value="1130.0">
            <text:p>113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4">
            <text:p>5.4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Nydal1989,VacchiEtal2018">
            <text:p>Nydal1989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403">
            <text:p>GSC-1403</text:p>
          </table:table-cell>
          <table:table-cell office:value-type="float" office:value="50.7">
            <text:p>50.7</text:p>
          </table:table-cell>
          <table:table-cell office:value-type="float" office:value="-57.35">
            <text:p>-57.35</text:p>
          </table:table-cell>
          <table:table-cell office:value-type="float" office:value="5120.0">
            <text:p>5120.0</text:p>
          </table:table-cell>
          <table:table-cell office:value-type="float" office:value="30.0">
            <text:p>30.0</text:p>
          </table:table-cell>
          <table:table-cell office:value-type="string" office:value="mya pseudoarenaria">
            <text:p>mya pseudo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4.9">
            <text:p>4.9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GS-50">
            <text:p>BGS-50</text:p>
          </table:table-cell>
          <table:table-cell office:value-type="float" office:value="51.31">
            <text:p>51.31</text:p>
          </table:table-cell>
          <table:table-cell office:value-type="float" office:value="-55.72">
            <text:p>-55.72</text:p>
          </table:table-cell>
          <table:table-cell office:value-type="float" office:value="3579.0">
            <text:p>3579.0</text:p>
          </table:table-cell>
          <table:table-cell office:value-type="float" office:value="76.0">
            <text:p>76.0</text:p>
          </table:table-cell>
          <table:table-cell office:value-type="string" office:value="thais lapillus">
            <text:p>thais lapillus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0.0">
            <text:p/>
          </table:table-cell>
          <table:table-cell office:value-type="float" office:value="3.2">
            <text:p>3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334">
            <text:p>GSC-1334</text:p>
          </table:table-cell>
          <table:table-cell office:value-type="float" office:value="51.37">
            <text:p>51.37</text:p>
          </table:table-cell>
          <table:table-cell office:value-type="float" office:value="-55.62">
            <text:p>-55.62</text:p>
          </table:table-cell>
          <table:table-cell office:value-type="float" office:value="11100.0">
            <text:p>11100.0</text:p>
          </table:table-cell>
          <table:table-cell office:value-type="float" office:value="85.0">
            <text:p>85.0</text:p>
          </table:table-cell>
          <table:table-cell office:value-type="string" office:value="astarte crenata">
            <text:p>astarte crenat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331">
            <text:p>GSC-1331</text:p>
          </table:table-cell>
          <table:table-cell office:value-type="float" office:value="51.23">
            <text:p>51.23</text:p>
          </table:table-cell>
          <table:table-cell office:value-type="float" office:value="-56.78">
            <text:p>-56.78</text:p>
          </table:table-cell>
          <table:table-cell office:value-type="float" office:value="2190.0">
            <text:p>2190.0</text:p>
          </table:table-cell>
          <table:table-cell office:value-type="float" office:value="65.0">
            <text:p>65.0</text:p>
          </table:table-cell>
          <table:table-cell office:value-type="string" office:value="volsella sp. valve">
            <text:p>volsella sp. valve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GS-54">
            <text:p>BGS-54</text:p>
          </table:table-cell>
          <table:table-cell office:value-type="float" office:value="51.18">
            <text:p>51.18</text:p>
          </table:table-cell>
          <table:table-cell office:value-type="float" office:value="-56.15">
            <text:p>-56.15</text:p>
          </table:table-cell>
          <table:table-cell office:value-type="float" office:value="9425.0">
            <text:p>9425.0</text:p>
          </table:table-cell>
          <table:table-cell office:value-type="float" office:value="88.0">
            <text:p>88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45.4">
            <text:p>45.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318">
            <text:p>GSC-1318</text:p>
          </table:table-cell>
          <table:table-cell office:value-type="float" office:value="50.7">
            <text:p>50.7</text:p>
          </table:table-cell>
          <table:table-cell office:value-type="float" office:value="-57.35">
            <text:p>-57.35</text:p>
          </table:table-cell>
          <table:table-cell office:value-type="float" office:value="3510.0">
            <text:p>3510.0</text:p>
          </table:table-cell>
          <table:table-cell office:value-type="float" office:value="65.0">
            <text:p>65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4.4">
            <text:p>4.4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485">
            <text:p>GSC-1485</text:p>
          </table:table-cell>
          <table:table-cell office:value-type="float" office:value="50.29">
            <text:p>50.29</text:p>
          </table:table-cell>
          <table:table-cell office:value-type="float" office:value="-57.46">
            <text:p>-57.46</text:p>
          </table:table-cell>
          <table:table-cell office:value-type="float" office:value="12800.0">
            <text:p>12800.0</text:p>
          </table:table-cell>
          <table:table-cell office:value-type="float" office:value="180.0">
            <text:p>18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06.6">
            <text:p>106.6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P-730">
            <text:p>P-730</text:p>
          </table:table-cell>
          <table:table-cell office:value-type="float" office:value="50.72">
            <text:p>50.72</text:p>
          </table:table-cell>
          <table:table-cell office:value-type="float" office:value="-57.4">
            <text:p>-57.4</text:p>
          </table:table-cell>
          <table:table-cell office:value-type="float" office:value="1906.0">
            <text:p>1906.0</text:p>
          </table:table-cell>
          <table:table-cell office:value-type="float" office:value="55.0">
            <text:p>55.0</text:p>
          </table:table-cell>
          <table:table-cell office:value-type="string" office:value="charred fat">
            <text:p>charred f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6">
            <text:p>4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307">
            <text:p>GSC-1307</text:p>
          </table:table-cell>
          <table:table-cell office:value-type="float" office:value="51.54">
            <text:p>51.54</text:p>
          </table:table-cell>
          <table:table-cell office:value-type="float" office:value="-55.97">
            <text:p>-55.97</text:p>
          </table:table-cell>
          <table:table-cell office:value-type="float" office:value="9190.0">
            <text:p>9190.0</text:p>
          </table:table-cell>
          <table:table-cell office:value-type="float" office:value="75.0">
            <text:p>75.0</text:p>
          </table:table-cell>
          <table:table-cell office:value-type="string" office:value="mesodesma deauratum">
            <text:p>mesodesma deauratum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30.4">
            <text:p>30.4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P-731">
            <text:p>P-731</text:p>
          </table:table-cell>
          <table:table-cell office:value-type="float" office:value="50.72">
            <text:p>50.72</text:p>
          </table:table-cell>
          <table:table-cell office:value-type="float" office:value="-57.4">
            <text:p>-57.4</text:p>
          </table:table-cell>
          <table:table-cell office:value-type="float" office:value="1911.0">
            <text:p>1911.0</text:p>
          </table:table-cell>
          <table:table-cell office:value-type="float" office:value="65.0">
            <text:p>65.0</text:p>
          </table:table-cell>
          <table:table-cell office:value-type="string" office:value="charred fat">
            <text:p>charred f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6">
            <text:p>4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P-732">
            <text:p>P-732</text:p>
          </table:table-cell>
          <table:table-cell office:value-type="float" office:value="50.72">
            <text:p>50.72</text:p>
          </table:table-cell>
          <table:table-cell office:value-type="float" office:value="-57.39">
            <text:p>-57.39</text:p>
          </table:table-cell>
          <table:table-cell office:value-type="float" office:value="2294.0">
            <text:p>2294.0</text:p>
          </table:table-cell>
          <table:table-cell office:value-type="float" office:value="51.0">
            <text:p>51.0</text:p>
          </table:table-cell>
          <table:table-cell office:value-type="string" office:value="charred fat artifact">
            <text:p>charred fat artifac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6">
            <text:p>4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ant1994,VacchiEtal2018">
            <text:p>Grant1994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23979">
            <text:p>BETA-23979</text:p>
          </table:table-cell>
          <table:table-cell office:value-type="float" office:value="50.72">
            <text:p>50.72</text:p>
          </table:table-cell>
          <table:table-cell office:value-type="float" office:value="-57.39">
            <text:p>-57.39</text:p>
          </table:table-cell>
          <table:table-cell office:value-type="float" office:value="2760.0">
            <text:p>276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5">
            <text:p>10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277">
            <text:p>GSC-1277</text:p>
          </table:table-cell>
          <table:table-cell office:value-type="float" office:value="51.08">
            <text:p>51.08</text:p>
          </table:table-cell>
          <table:table-cell office:value-type="float" office:value="-56.71">
            <text:p>-56.71</text:p>
          </table:table-cell>
          <table:table-cell office:value-type="float" office:value="11300.0">
            <text:p>11300.0</text:p>
          </table:table-cell>
          <table:table-cell office:value-type="float" office:value="160.0">
            <text:p>1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61.0">
            <text:p>61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270">
            <text:p>GSC-1270</text:p>
          </table:table-cell>
          <table:table-cell office:value-type="float" office:value="51.06">
            <text:p>51.06</text:p>
          </table:table-cell>
          <table:table-cell office:value-type="float" office:value="-56.71">
            <text:p>-56.71</text:p>
          </table:table-cell>
          <table:table-cell office:value-type="float" office:value="10500.0">
            <text:p>1050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23976">
            <text:p>BETA-23976</text:p>
          </table:table-cell>
          <table:table-cell office:value-type="float" office:value="50.72">
            <text:p>50.72</text:p>
          </table:table-cell>
          <table:table-cell office:value-type="float" office:value="-57.39">
            <text:p>-57.39</text:p>
          </table:table-cell>
          <table:table-cell office:value-type="float" office:value="2140.0">
            <text:p>214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5">
            <text:p>8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GS-55">
            <text:p>BGS-55</text:p>
          </table:table-cell>
          <table:table-cell office:value-type="float" office:value="51.54">
            <text:p>51.54</text:p>
          </table:table-cell>
          <table:table-cell office:value-type="float" office:value="-55.97">
            <text:p>-55.97</text:p>
          </table:table-cell>
          <table:table-cell office:value-type="float" office:value="7862.0">
            <text:p>7862.0</text:p>
          </table:table-cell>
          <table:table-cell office:value-type="float" office:value="84.0">
            <text:p>84.0</text:p>
          </table:table-cell>
          <table:table-cell office:value-type="string" office:value="astarte">
            <text:p>astarte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15.4">
            <text:p>15.4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312">
            <text:p>GSC-1312</text:p>
          </table:table-cell>
          <table:table-cell office:value-type="float" office:value="51.07">
            <text:p>51.07</text:p>
          </table:table-cell>
          <table:table-cell office:value-type="float" office:value="-56.09">
            <text:p>-56.09</text:p>
          </table:table-cell>
          <table:table-cell office:value-type="float" office:value="9610.0">
            <text:p>9610.0</text:p>
          </table:table-cell>
          <table:table-cell office:value-type="float" office:value="75.0">
            <text:p>7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50.4">
            <text:p>50.4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2048">
            <text:p>GSC-2048</text:p>
          </table:table-cell>
          <table:table-cell office:value-type="float" office:value="51.6">
            <text:p>51.6</text:p>
          </table:table-cell>
          <table:table-cell office:value-type="float" office:value="-55.54">
            <text:p>-55.54</text:p>
          </table:table-cell>
          <table:table-cell office:value-type="float" office:value="1775.0">
            <text:p>1775.0</text:p>
          </table:table-cell>
          <table:table-cell office:value-type="float" office:value="50.0">
            <text:p>50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15379">
            <text:p>BETA-15379</text:p>
          </table:table-cell>
          <table:table-cell office:value-type="float" office:value="50.72">
            <text:p>50.72</text:p>
          </table:table-cell>
          <table:table-cell office:value-type="float" office:value="-57.39">
            <text:p>-57.39</text:p>
          </table:table-cell>
          <table:table-cell office:value-type="float" office:value="1850.0">
            <text:p>185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5">
            <text:p>10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552">
            <text:p>GSC-1552</text:p>
          </table:table-cell>
          <table:table-cell office:value-type="float" office:value="51.31">
            <text:p>51.31</text:p>
          </table:table-cell>
          <table:table-cell office:value-type="float" office:value="-55.72">
            <text:p>-55.72</text:p>
          </table:table-cell>
          <table:table-cell office:value-type="float" office:value="3600.0">
            <text:p>3600.0</text:p>
          </table:table-cell>
          <table:table-cell office:value-type="float" office:value="65.0">
            <text:p>65.0</text:p>
          </table:table-cell>
          <table:table-cell office:value-type="string" office:value="thais lapillus">
            <text:p>thais lapillus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0.0">
            <text:p/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QU-1313">
            <text:p>QU-1313</text:p>
          </table:table-cell>
          <table:table-cell office:value-type="float" office:value="51.43">
            <text:p>51.43</text:p>
          </table:table-cell>
          <table:table-cell office:value-type="float" office:value="-57.21">
            <text:p>-57.21</text:p>
          </table:table-cell>
          <table:table-cell office:value-type="float" office:value="840.0">
            <text:p>84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527">
            <text:p>GSC-1527</text:p>
          </table:table-cell>
          <table:table-cell office:value-type="float" office:value="51.52">
            <text:p>51.52</text:p>
          </table:table-cell>
          <table:table-cell office:value-type="float" office:value="-56.17">
            <text:p>-56.17</text:p>
          </table:table-cell>
          <table:table-cell office:value-type="float" office:value="3890.0">
            <text:p>3890.0</text:p>
          </table:table-cell>
          <table:table-cell office:value-type="float" office:value="70.0">
            <text:p>70.0</text:p>
          </table:table-cell>
          <table:table-cell office:value-type="string" office:value="calcareous algae">
            <text:p>calcareous algae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T-532">
            <text:p>T-532</text:p>
          </table:table-cell>
          <table:table-cell office:value-type="float" office:value="51.59">
            <text:p>51.59</text:p>
          </table:table-cell>
          <table:table-cell office:value-type="float" office:value="-55.54">
            <text:p>-55.54</text:p>
          </table:table-cell>
          <table:table-cell office:value-type="float" office:value="6610.0">
            <text:p>6610.0</text:p>
          </table:table-cell>
          <table:table-cell office:value-type="float" office:value="150.0">
            <text:p>150.0</text:p>
          </table:table-cell>
          <table:table-cell office:value-type="string" office:value="organic">
            <text:p>organic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0.4">
            <text:p>20.4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T-501">
            <text:p>T-501</text:p>
          </table:table-cell>
          <table:table-cell office:value-type="float" office:value="51.59">
            <text:p>51.59</text:p>
          </table:table-cell>
          <table:table-cell office:value-type="float" office:value="-55.92">
            <text:p>-55.92</text:p>
          </table:table-cell>
          <table:table-cell office:value-type="float" office:value="7500.0">
            <text:p>7500.0</text:p>
          </table:table-cell>
          <table:table-cell office:value-type="float" office:value="150.0">
            <text:p>150.0</text:p>
          </table:table-cell>
          <table:table-cell office:value-type="string" office:value="organic">
            <text:p>organic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2.4">
            <text:p>32.4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rA-6478">
            <text:p>GrA-6478</text:p>
          </table:table-cell>
          <table:table-cell office:value-type="float" office:value="50.7">
            <text:p>50.7</text:p>
          </table:table-cell>
          <table:table-cell office:value-type="float" office:value="-57.35">
            <text:p>-57.35</text:p>
          </table:table-cell>
          <table:table-cell office:value-type="float" office:value="4220.0">
            <text:p>4220.0</text:p>
          </table:table-cell>
          <table:table-cell office:value-type="float" office:value="50.0">
            <text:p>50.0</text:p>
          </table:table-cell>
          <table:table-cell office:value-type="string" office:value="human bone">
            <text:p>human bon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1">
            <text:p>6.1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4868">
            <text:p>GSC-4868</text:p>
          </table:table-cell>
          <table:table-cell office:value-type="float" office:value="50.7">
            <text:p>50.7</text:p>
          </table:table-cell>
          <table:table-cell office:value-type="float" office:value="-57.35">
            <text:p>-57.35</text:p>
          </table:table-cell>
          <table:table-cell office:value-type="float" office:value="1220.0">
            <text:p>122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cNeelyJorgensen1993,VacchiEtal2018">
            <text:p>McNeelyJorgensen1993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I-8254">
            <text:p>I-8254</text:p>
          </table:table-cell>
          <table:table-cell office:value-type="float" office:value="51.55">
            <text:p>51.55</text:p>
          </table:table-cell>
          <table:table-cell office:value-type="float" office:value="-55.75">
            <text:p>-55.75</text:p>
          </table:table-cell>
          <table:table-cell office:value-type="float" office:value="1470.0">
            <text:p>1470.0</text:p>
          </table:table-cell>
          <table:table-cell office:value-type="float" office:value="94.0">
            <text:p>94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600">
            <text:p>GSC-1600</text:p>
          </table:table-cell>
          <table:table-cell office:value-type="float" office:value="50.4">
            <text:p>50.4</text:p>
          </table:table-cell>
          <table:table-cell office:value-type="float" office:value="-57.25">
            <text:p>-57.25</text:p>
          </table:table-cell>
          <table:table-cell office:value-type="float" office:value="13000.0">
            <text:p>13000.0</text:p>
          </table:table-cell>
          <table:table-cell office:value-type="float" office:value="80.0">
            <text:p>8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115.7">
            <text:p>115.7</text:p>
          </table:table-cell>
          <table:table-cell office:value-type="float" office:value="20.1">
            <text:p>20.1</text:p>
          </table:table-cell>
          <table:table-cell office:value-type="float" office:value="20.1">
            <text:p>20.1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107796">
            <text:p>BETA107796</text:p>
          </table:table-cell>
          <table:table-cell office:value-type="float" office:value="50.7">
            <text:p>50.7</text:p>
          </table:table-cell>
          <table:table-cell office:value-type="float" office:value="-57.32">
            <text:p>-57.32</text:p>
          </table:table-cell>
          <table:table-cell office:value-type="float" office:value="7960.0">
            <text:p>7960.0</text:p>
          </table:table-cell>
          <table:table-cell office:value-type="float" office:value="103.0">
            <text:p>103.0</text:p>
          </table:table-cell>
          <table:table-cell office:value-type="string" office:value="nucella lapillus">
            <text:p>nucella lapillu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9.6">
            <text:p>9.6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GS-1080">
            <text:p>BGS-1080</text:p>
          </table:table-cell>
          <table:table-cell office:value-type="float" office:value="50.31">
            <text:p>50.31</text:p>
          </table:table-cell>
          <table:table-cell office:value-type="float" office:value="-57.43">
            <text:p>-57.43</text:p>
          </table:table-cell>
          <table:table-cell office:value-type="float" office:value="13190.0">
            <text:p>13190.0</text:p>
          </table:table-cell>
          <table:table-cell office:value-type="float" office:value="158.0">
            <text:p>158.0</text:p>
          </table:table-cell>
          <table:table-cell office:value-type="string" office:value="pelecypod">
            <text:p>pelecypod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30.6">
            <text:p>130.6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149994">
            <text:p>BETA-149994</text:p>
          </table:table-cell>
          <table:table-cell office:value-type="float" office:value="50.7">
            <text:p>50.7</text:p>
          </table:table-cell>
          <table:table-cell office:value-type="float" office:value="-57.32">
            <text:p>-57.32</text:p>
          </table:table-cell>
          <table:table-cell office:value-type="float" office:value="3770.0">
            <text:p>3770.0</text:p>
          </table:table-cell>
          <table:table-cell office:value-type="float" office:value="80.0">
            <text:p>80.0</text:p>
          </table:table-cell>
          <table:table-cell office:value-type="string" office:value="nucella lapillus">
            <text:p>nucella lapillu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3.8">
            <text:p>3.8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151259">
            <text:p>BETA-151259</text:p>
          </table:table-cell>
          <table:table-cell office:value-type="float" office:value="50.7">
            <text:p>50.7</text:p>
          </table:table-cell>
          <table:table-cell office:value-type="float" office:value="-57.32">
            <text:p>-57.32</text:p>
          </table:table-cell>
          <table:table-cell office:value-type="float" office:value="3460.0">
            <text:p>3460.0</text:p>
          </table:table-cell>
          <table:table-cell office:value-type="float" office:value="40.0">
            <text:p>40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9">
            <text:p>7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601">
            <text:p>GSC-1601</text:p>
          </table:table-cell>
          <table:table-cell office:value-type="float" office:value="50.46">
            <text:p>50.46</text:p>
          </table:table-cell>
          <table:table-cell office:value-type="float" office:value="-57.18">
            <text:p>-57.18</text:p>
          </table:table-cell>
          <table:table-cell office:value-type="float" office:value="12400.0">
            <text:p>12400.0</text:p>
          </table:table-cell>
          <table:table-cell office:value-type="float" office:value="80.0">
            <text:p>8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90.6">
            <text:p>90.6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llEtal2005,VacchiEtal2018">
            <text:p>BellEtal2005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